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LANO MEJIA, RIC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36627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LANO MEJIA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36627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71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7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EFECTIVO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177.00</text:p>
          </table:table-cell>
        </table:table-row>
        <table:table-row>
          <table:table-cell table:style-name="Tabla2.A2" office:value-type="string">
            <text:p text:style-name="P7">EFECTIVO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FECTIVO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JORGE ESCOB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9:11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